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P4" style:family="paragraph" style:parent-style-name="Standard">
      <style:text-properties fo:font-style="normal" style:text-underline-style="none" style:font-style-asian="normal" style:font-style-complex="normal"/>
    </style:style>
    <style:style style:name="P5" style:family="paragraph" style:parent-style-name="Standard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6" style:family="paragraph" style:parent-style-name="Standard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tems Wüste: rotten stick, strange stone, metal, coconut, bone, medaillon of water</text:p>
      <text:p text:style-name="Standard"/>
      <text:p text:style-name="P1">rotten stick</text:p>
      <text:p text:style-name="P2">Just an stick from one of the palm trees. It looks very old, decayed and brittle. This item might not be useful for anything...might it?</text:p>
      <text:p text:style-name="P2"/>
      <text:p text:style-name="P5">strange stone</text:p>
      <text:p text:style-name="P4">That´s a weird looking stone you found there. It just looks like a cross....You should keep it for now, maybe you will need it. If not, you got a nice souvenir – and it looks pretty cool. </text:p>
      <text:p text:style-name="P4"/>
      <text:p text:style-name="P5">metal</text:p>
      <text:p text:style-name="P4">Swords were used to be crafted out of this material – but how did it get in the middle of the desert? This oasis is a very strange and mystical place. </text:p>
      <text:p text:style-name="P4"/>
      <text:p text:style-name="P5">Coconut</text:p>
      <text:p text:style-name="P4">A small coconut. It has a little crack on the upside – maybe it broke as it fell of the tree. You should eat it, it provides a lot of nutrients and vitamins.</text:p>
      <text:p text:style-name="P4"/>
      <text:p text:style-name="P5">Bone</text:p>
      <text:p text:style-name="P4">Is.... is this a human bone? It´s way too big for a human head.... but it looks very familiar. Could it be that....? No, thats impossible....</text:p>
      <text:p text:style-name="P4"/>
      <text:p text:style-name="P5">medaillon of water</text:p>
      <text:p text:style-name="P4">An ancient relikt, forged in the depths of the seven oceans. A gift from Poseidon to Zeus. All kinds of water can be controlled with it. A very useful thing to have in the middle of the desert. </text:p>
      <text:p text:style-name="P4"/>
      <text:p text:style-name="P4"/>
      <text:p text:style-name="P6">Items: Golden ring, iron plates, liquified tungsten, candy, teddy, chips</text:p>
      <text:p text:style-name="P6"/>
      <text:p text:style-name="P8">golden ring</text:p>
      <text:p text:style-name="P7">A tiny ring made of gold. It doesn´t seem like it was made by a blacksmith – pretty misshaped and scratched. It could be a heirloom, somebody might miss it. </text:p>
      <text:p text:style-name="P7"/>
      <text:p text:style-name="P8">Iron plates</text:p>
      <text:p text:style-name="P7">A very solid material, used to forge armours and weapons out of it. </text:p>
      <text:p text:style-name="P7"/>
      <text:p text:style-name="P8">liquified tungsten</text:p>
      <text:p text:style-name="P7">Chemicals – very poisonous. Don´t ever drink it, unless you are very thirsty – it might be your last cocktail.</text:p>
      <text:p text:style-name="P7"/>
      <text:p text:style-name="P8">Candy</text:p>
      <text:p text:style-name="P7">Juicy and sweet, not just for kids. Everybody loves them, no matter what they say. Just hand it over to anybody and he won´t just be happy – he will become a friend.</text:p>
      <text:p text:style-name="P7"/>
      <text:p text:style-name="P8">Teddy</text:p>
      <text:p text:style-name="P7">Just look at this little furry! Isn´t it cute? I wanna cuddle it all day. Even without one ear it is adorable.</text:p>
      <text:p text:style-name="P8"/>
      <text:p text:style-name="P8">chips</text:p>
      <text:p text:style-name="P7">The salty ones with garli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1M23S</meta:editing-duration>
    <meta:editing-cycles>6</meta:editing-cycles>
    <meta:generator>OpenOffice/4.1.3$Win32 OpenOffice.org_project/413m1$Build-9783</meta:generator>
    <dc:date>2017-12-04T10:41:52.21</dc:date>
    <dc:creator>Nico Enders</dc:creator>
    <meta:document-statistic meta:table-count="0" meta:image-count="0" meta:object-count="0" meta:page-count="1" meta:paragraph-count="26" meta:word-count="354" meta:character-count="1872"/>
    <meta:user-defined meta:name="Info 1"/>
    <meta:user-defined meta:name="Info 2"/>
    <meta:user-defined meta:name="Info 3"/>
    <meta:user-defined meta:name="Info 4"/>
  </office:meta>
</office:document-meta>
</file>